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841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1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Segoe UI1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1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left="0.318cm" fo:margin-right="0cm" fo:text-indent="0cm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style:font-name="Segoe UI Semibold" fo:font-size="28pt" style:font-size-asian="28pt" style:font-size-complex="28pt"/>
    </style:style>
    <style:style style:name="T2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1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1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0000" style:font-name="Segoe UI1" fo:font-size="36pt" fo:font-weight="bold" style:font-size-asian="36pt" style:font-weight-asian="bold" style:font-size-complex="36pt" style:font-weight-complex="bold"/>
    </style:style>
    <style:style style:name="T7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13cm" svg:height="3.063cm" svg:x="1.778cm" svg:y="1.016cm">
          <draw:text-box>
            <text:p text:style-name="P1"><text:span text:style-name="T1">Hymn #545</text:span></text:p>
            <text:p text:style-name="P1"><text:span text:style-name="T2">”</text:span><text:span text:style-name="T2">Word of God, Come Down on Earth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4" draw:layer="layout" svg:width="24.13cm" svg:height="7.011cm" svg:x="1.778cm" svg:y="1.016cm">
          <draw:text-box>
            <text:p text:style-name="P1"><text:span text:style-name="T3">1.</text:span><text:span text:style-name="T4"> Word of God, come down on earth,</text:span><text:span text:style-name="T4"><text:line-break/></text:span><text:span text:style-name="T4">Living rain from heav’n descending;</text:span><text:span text:style-name="T4"><text:line-break/></text:span><text:span text:style-name="T4">Touch our hearts and bring to birth</text:span></text:p>
            <text:p text:style-name="P1"><text:span text:style-name="T4">Faith and hope and love unend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4" draw:text-style-name="P5" draw:layer="layout" svg:width="24.13cm" svg:height="3.631cm" svg:x="1.778cm" svg:y="1.016cm">
          <draw:text-box>
            <text:p text:style-name="P1"><text:span text:style-name="T4">Word almighty, we revere You;</text:span><text:span text:style-name="T4"><text:line-break/></text:span><text:span text:style-name="T4">Word made flesh, we long to hear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13cm" svg:height="7.011cm" svg:x="1.778cm" svg:y="1.016cm">
          <draw:text-box>
            <text:p text:style-name="P1"><text:span text:style-name="T3">2.</text:span><text:span text:style-name="T4"> Word eternal, throned on high,</text:span><text:span text:style-name="T4"><text:line-break/></text:span><text:span text:style-name="T4">Word that brought to life creation,</text:span><text:span text:style-name="T4"><text:line-break/></text:span><text:span text:style-name="T4">Word that came from heav’n to die,</text:span><text:span text:style-name="T4"><text:line-break/></text:span><text:span text:style-name="T4">Crucified for our salvation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4" draw:text-style-name="P5" draw:layer="layout" svg:width="24.13cm" svg:height="3.631cm" svg:x="1.778cm" svg:y="1.016cm">
          <draw:text-box>
            <text:p text:style-name="P1"><text:span text:style-name="T4">Saving Word, the world restoring,</text:span><text:span text:style-name="T4"><text:line-break/></text:span><text:span text:style-name="T4">Speak to us, Your love outpour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5" draw:text-style-name="P6" draw:layer="layout" svg:width="24.638cm" svg:height="7.62cm" svg:x="1.524cm" svg:y="1.016cm">
          <draw:text-box>
            <text:p text:style-name="P1"><text:span text:style-name="T3">3.</text:span><text:span text:style-name="T4"> Word that caused blind eyes to see,</text:span><text:span text:style-name="T4"><text:line-break/></text:span><text:span text:style-name="T4">Speak and heal our mortal blindness;</text:span><text:span text:style-name="T4"><text:line-break/></text:span><text:span text:style-name="T4">Deaf we are: our healer be;</text:span><text:span text:style-name="T4"><text:line-break/></text:span><text:span text:style-name="T4">Loose our tongues to tell Your kindn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 presentation:presentation-page-layout-name="AL1T0">
        <office:forms form:automatic-focus="false" form:apply-design-mode="false"/>
        <draw:frame draw:style-name="gr4" draw:text-style-name="P5" draw:layer="layout" svg:width="24.13cm" svg:height="3.631cm" svg:x="1.778cm" svg:y="1.016cm">
          <draw:text-box>
            <text:p text:style-name="P1"><text:span text:style-name="T4">Be our Word in pity spoken,</text:span><text:span text:style-name="T4"><text:line-break/></text:span><text:span text:style-name="T4">Heal the world, by sin now brok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030_25_20Wt._25_20Intro" presentation:presentation-page-layout-name="AL1T0">
        <office:forms form:automatic-focus="false" form:apply-design-mode="false"/>
        <draw:frame draw:style-name="gr3" draw:text-style-name="P2" draw:layer="layout" svg:width="24.13cm" svg:height="7.011cm" svg:x="1.778cm" svg:y="1.016cm">
          <draw:text-box>
            <text:p text:style-name="P1"><text:span text:style-name="T5">4.</text:span><text:span text:style-name="T6"> Word that speaks God’s tender love,</text:span><text:span text:style-name="T6"><text:line-break/></text:span><text:span text:style-name="T6">One with God beyond all telling,</text:span><text:span text:style-name="T6"><text:line-break/></text:span><text:span text:style-name="T6">Word that sends us from above,</text:span><text:span text:style-name="T6"><text:line-break/></text:span><text:span text:style-name="T6">God the Spirit, with us dwelling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030_25_20Wt._25_20Intro" presentation:presentation-page-layout-name="AL1T0">
        <office:forms form:automatic-focus="false" form:apply-design-mode="false"/>
        <draw:frame draw:style-name="gr6" draw:text-style-name="P2" draw:layer="layout" svg:width="24.13cm" svg:height="12.091cm" svg:x="1.778cm" svg:y="1.016cm">
          <draw:text-box>
            <text:p text:style-name="P1"><text:span text:style-name="T6">Word of truth, to all truth lead us;</text:span><text:span text:style-name="T6"><text:line-break/></text:span><text:span text:style-name="T6">Word of life, with one bread feed us.</text:span></text:p>
            <text:p text:style-name="P7"><text:span text:style-name="T7"><text:line-break/></text:span><text:span text:style-name="T7"/></text:p>
            <text:p text:style-name="P8"><text:span text:style-name="T7"/></text:p>
            <text:p text:style-name="P8"><text:span text:style-name="T7"><text:s text:c="10"/></text:span><text:span text:style-name="T7">© James Quinn; admin.</text:span></text:p>
            <text:p text:style-name="P8"><text:span text:style-name="T7"><text:s text:c="10"/></text:span><text:span text:style-name="T7">Selah Publishing Co., Inc.</text:span></text:p>
            <text:p text:style-name="P8"><text:span text:style-name="T7"><text:s text:c="10"/></text:span><text:span text:style-name="T7">Used by permission:</text:span></text:p>
            <text:p text:style-name="P8"><text:span text:style-name="T7"><text:s text:c="10"/></text:span><text:span text:style-name="T7">LSB Hymn License</text:span></text:p>
            <text:p text:style-name="P8"><text:span text:style-name="T7"><text:s text:c="10"/></text:span><text:span text:style-name="T7">.NET, no. 100011038.</text:span></text:p>
            <text:p text:style-name="P7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4T11:05:11.684000000</meta:creation-date>
    <dc:title>1030 Wt. Intro</dc:title>
    <meta:editing-duration>PT4M54S</meta:editing-duration>
    <meta:editing-cycles>8</meta:editing-cycles>
    <meta:generator>LibreOffice/6.0.5.2$Windows_X86_64 LibreOffice_project/54c8cbb85f300ac59db32fe8a675ff7683cd5a16</meta:generator>
    <dc:date>2018-09-06T10:12:41.093000000</dc:date>
    <meta:document-statistic meta:object-count="59"/>
  </office:meta>
</office:document-meta>
</file>